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926cm" fo:margin-right="0.926cm" fo:margin-top="0.926cm" fo:margin-bottom="0.132cm" loext:contextual-spacing="false" fo:text-indent="0cm" style:auto-text-indent="false"/>
    </style:style>
    <style:style style:name="P2" style:family="paragraph" style:parent-style-name="Standard">
      <style:text-properties officeooo:rsid="0005296a" officeooo:paragraph-rsid="0005296a"/>
    </style:style>
    <style:style style:name="P3" style:family="paragraph" style:parent-style-name="Text_20_body">
      <style:text-properties officeooo:rsid="0005296a" officeooo:paragraph-rsid="0005296a"/>
    </style:style>
    <style:style style:name="P4" style:family="paragraph" style:parent-style-name="Text_20_body">
      <style:paragraph-properties fo:margin-left="0.794cm" fo:margin-right="0.794cm" fo:text-indent="0cm" style:auto-text-indent="false"/>
    </style:style>
    <style:style style:name="P5" style:family="paragraph" style:parent-style-name="Text_20_body">
      <style:paragraph-properties fo:margin-top="0cm" fo:margin-bottom="0.247cm" loext:contextual-spacing="false"/>
    </style:style>
    <style:style style:name="P6" style:family="paragraph" style:parent-style-name="Text_20_body">
      <style:paragraph-properties fo:padding="0cm" fo:border="none"/>
    </style:style>
    <style:style style:name="P7" style:family="paragraph" style:parent-style-name="Text_20_body" style:list-style-name="L1">
      <style:paragraph-properties fo:padding="0cm" fo:border="none"/>
    </style:style>
    <style:style style:name="P8" style:family="paragraph" style:parent-style-name="Text_20_body">
      <style:paragraph-properties fo:padding="0cm" fo:border="none"/>
      <style:text-properties officeooo:rsid="00078d75" officeooo:paragraph-rsid="00078d75"/>
    </style:style>
    <style:style style:name="T1" style:family="text">
      <style:text-properties fo:color="#8f0305"/>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234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www.medigraphic.com/cgi-bin/new/publicaciones.cgi?IDREVISTA=230" text:style-name="Internet_20_link" text:visited-style-name="Visited_20_Internet_20_Link"><text:span text:style-name="Strong_20_Emphasis"><text:span text:style-name="T1">Revista Cubana de Educación Médica Superior</text:span></text:span></text:a></text:h>
      <text:h text:style-name="P1" text:outline-level="1"><text:span text:style-name="Strong_20_Emphasis">Gestión de la información y el conocimiento</text:span> <text:bookmark text:name="addFav35891"/></text:h>
      <text:p text:style-name="Text_20_body">Vidal LMJ, Araña PAB </text:p>
      <text:p text:style-name="P4">Idioma: Español<text:line-break/>Referencias bibliográficas: 5<text:line-break/>Paginas: 474-484<text:line-break/>Archivo PDF: 154.16 Kb.</text:p>
      <text:p text:style-name="Text_20_body"/>
      <text:section text:style-name="Sect1" text:name="Tag-Cloud">
        <text:p text:style-name="P5"><text:span text:style-name="Strong_20_Emphasis">PALABRAS CLAVE</text:span></text:p>
        <text:p text:style-name="P5">Sin palabras Clave </text:p>
      </text:section>
      <text:p text:style-name="Text_20_body"><text:span text:style-name="Strong_20_Emphasis">RESUMEN</text:span></text:p>
      <text:p text:style-name="Text_20_body">La gestión de la información y el conocimiento, las tecnologías, así como las personas que en ello intervienen, existen desde los albores de la humanidad, cuando el hombre en su afán de comunicación, utilizaba diferentes técnicas para dejar constancia, intercambiar, transmitir y compartir sucesos y apreciaciones de su quehacer y modo de vida, a través de pinturas rupestres, papiros y otros soportes. Esto le permitió de alguna manera gestionar información y por ende generar el conocimiento en sus coterráneos y su descendencia. En la medida en que transcurre el tiempo, aparecen nuevas formas y tecnologías de intercambio producto del desarrollo humano. </text:p>
      <text:p text:style-name="Text_20_body"/>
      <text:p text:style-name="P3">Leer el documento completo cem123m.pdf</text:p>
      <text:p text:style-name="Text_20_body"><text:span text:style-name="Strong_20_Emphasis">REFERENCIAS (EN ESTE ARTÍCULO)</text:span></text:p>
      <text:list xml:id="list731623762" text:style-name="L1">
        <text:list-item>
          <text:p text:style-name="P7">Vidal Ledo M, Castell-Florit Serrate P. Conceptos importantes para una efectiva gestión de la información y el conocimiento en el sistema de salud cubano. En: ENSAP. Documentos de estudio de la Cátedra de Dirección en Salud [CD-ROM]. La Habana. 2003. [consultado 3 Mar 2012]. Disponible en: http://www.sld.cu/galerias/doc/sitios/infodir /38_conceptos_gestion_conocimiento.doc </text:p>
        </text:list-item>
        <text:list-item>
          <text:p text:style-name="P7">Llanusa Ruiz S, Rojo Pérez N, Caraballoso Hernández M. Las tecnologías y información y comunicación y la gestión del conocimiento en el sector salud. Rev Cubana Salud Pública. 2005 [consultado 10 Mar 2012];31(3). Disponible en: http://bvs.sld.cu/revistas/spu/vol31_3_05/spu08305.htm </text:p>
        </text:list-item>
        <text:list-item>
          <text:p text:style-name="P7">Pablo Peña Vendrell. To know or not to be. Conocimiento, Capítulos I-IV. Madrid: Ediciones DINTEL; 2001. </text:p>
        </text:list-item>
        <text:list-item>
          <text:p text:style-name="P7"><text:soft-page-break/>Vidal Ledo M. Información y conocimiento para la dirección. [CD-ROM], Diplomado I de Dirección en Salud. La Habana; 2006. </text:p>
        </text:list-item>
        <text:list-item>
          <text:p text:style-name="P7">Marqués Graells, P. La Información y el conocimiento. Departamento de Pedagogía Aplicada, Facultad de Educación, UAB. 2002 [consultado 12 Mar 2012]. Disponible en: http://peremarques.pangea.org/infocon.htm </text:p>
        </text:list-item>
      </text:list>
      <text:p text:style-name="P6"/>
      <text:p text:style-name="P8">Fuente web: https://www.medigraphic.com/cgi-bin/new/resumen.cgi?IDARTICULO=35891</text:p>
      <text:p text:style-name="Standard"/>
      <text:p text:style-name="P2">Cómo citar este articulo:</text:p>
      <text:p text:style-name="P2"/>
      <text:p text:style-name="P2">Vidal LMJ, Araña PAB. Gestión de la información y el conocimiento. Revista Cubana de Educación Médica Superior. 2012;26(3):474-484.<text:line-break/><text:line-break/></text:p>
      <text:p text:style-name="P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1T17:00:41.071622707</meta:creation-date>
    <dc:date>2020-04-01T17:05:59.395910357</dc:date>
    <meta:editing-duration>PT2M51S</meta:editing-duration>
    <meta:editing-cycles>2</meta:editing-cycles>
    <meta:generator>LibreOffice/6.3.4.2$Linux_X86_64 LibreOffice_project/30$Build-2</meta:generator>
    <meta:document-statistic meta:table-count="0" meta:image-count="0" meta:object-count="0" meta:page-count="2" meta:paragraph-count="18" meta:word-count="317" meta:character-count="2300" meta:non-whitespace-character-count="1995"/>
  </office:meta>
</office:document-meta>
</file>